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>
      <style:table-cell-properties fo:padding-bottom="0.0193in" fo:padding-left="0.0138in" fo:padding-right="0.0138in" fo:padding-top="0.0193in"/>
    </style:style>
    <style:style style:name="ce2" style:family="table-cell" style:parent-style-name="Default" style:data-style-name="N118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Angle (rad)</text:p>
          </table:table-cell>
          <table:table-cell office:value-type="string">
            <text:p>Zenith or Slope</text:p>
          </table:table-cell>
          <table:table-cell table:number-columns-repeated="2"/>
        </table:table-row>
        <table:table-row table:style-name="ro1">
          <table:table-cell office:value-type="float" office:value="0">
            <text:p>0.000</text:p>
          </table:table-cell>
          <table:table-cell office:value-type="float" office:value="9">
            <text:p>9</text:p>
          </table:table-cell>
          <table:table-cell/>
          <table:table-cell>
            <draw:frame table:end-cell-address="Sheet1.P29" table:end-x="0.087in" table:end-y="0.0417in" draw:z-index="0" draw:style-name="gr1" svg:width="10.4732in" svg:height="4.6988in" svg:x="0.2819in" svg:y="0.1445in">
              <draw:object draw:notify-on-update-of-ranges="Sheet1.A1:Sheet1.B1 Sheet1.A1:Sheet1.B1 Sheet1.B2:Sheet1.B23 Sheet1.A2:Sheet1.A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707">
            <text:p>0.707</text:p>
          </table:table-cell>
          <table:table-cell table:formula="of:=[.B2]" office:value-type="float" office:value="9">
            <text:p>9</text:p>
          </table:table-cell>
          <table:table-cell table:number-columns-repeated="2"/>
        </table:table-row>
        <table:table-row table:style-name="ro2">
          <table:table-cell table:style-name="ce2" table:formula="of:=[.A3]" office:value-type="float" office:value="0.707">
            <text:p>0.70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1.59">
            <text:p>1.590</text:p>
          </table:table-cell>
          <table:table-cell table:formula="of:=[.B4]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table:formula="of:=[.A5]" office:value-type="float" office:value="1.59">
            <text:p>1.59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2.35">
            <text:p>2.350</text:p>
          </table:table-cell>
          <table:table-cell table:formula="of:=[.B6]"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style-name="ce2" table:formula="of:=[.A7]" office:value-type="float" office:value="2.35">
            <text:p>2.350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3.01">
            <text:p>3.010</text:p>
          </table:table-cell>
          <table:table-cell table:formula="of:=[.B8]"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style-name="ce2" table:formula="of:=[.A9]" office:value-type="float" office:value="3.01">
            <text:p>3.01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3.59">
            <text:p>3.590</text:p>
          </table:table-cell>
          <table:table-cell table:formula="of:=[.B10]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 table:formula="of:=[.A11]" office:value-type="float" office:value="3.59">
            <text:p>3.590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4.2">
            <text:p>4.200</text:p>
          </table:table-cell>
          <table:table-cell table:formula="of:=[.B12]"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table:formula="of:=[.A13]" office:value-type="float" office:value="4.2">
            <text:p>4.20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4.73">
            <text:p>4.730</text:p>
          </table:table-cell>
          <table:table-cell table:formula="of:=[.B14]"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style-name="ce2" table:formula="of:=[.A15]" office:value-type="float" office:value="4.73">
            <text:p>4.73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5.42">
            <text:p>5.420</text:p>
          </table:table-cell>
          <table:table-cell table:formula="of:=[.B16]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table:formula="of:=[.A17]" office:value-type="float" office:value="5.42">
            <text:p>5.420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5.96">
            <text:p>5.960</text:p>
          </table:table-cell>
          <table:table-cell table:formula="of:=[.B18]"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style-name="ce2" table:formula="of:=[.A19]" office:value-type="float" office:value="5.96">
            <text:p>5.960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6.1">
            <text:p>6.100</text:p>
          </table:table-cell>
          <table:table-cell table:formula="of:=[.B20]"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table:formula="of:=[.A21]" office:value-type="float" office:value="6.1">
            <text:p>6.10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.28">
            <text:p>6.280</text:p>
          </table:table-cell>
          <table:table-cell table:formula="of:=[.B22]"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style-name="ce2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2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2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style-name="ce2"/>
          <table:table-cell table:number-columns-repeated="3"/>
        </table:table-row>
        <table:table-row table:style-name="ro1" table:number-rows-repeated="6550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4">05/14/2009</text:date>, <text:time>11:0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4T11:02:21</meta:creation-date>
    <meta:editing-duration>PT00H00M24S</meta:editing-duration>
    <meta:editing-cycles>2</meta:editing-cycles>
    <meta:generator>NeoOffice/3.0$Unix OpenOffice.org_project/Patch 2</meta:generator>
    <dc:date>2009-05-14T11:02:43</dc:date>
    <meta:document-statistic meta:table-count="3" meta:cell-count="4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pline-order="3" chart:sort-by-x-values="false" chart:right-angled-axes="true"/>
    </style:style>
    <style:style style:name="ch3" style:family="chart" style:data-style-name="N117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6.603cm" svg:height="11.936cm" chart:class="chart:scatter" chart:style-name="ch1">
        <chart:plot-area chart:style-name="ch2" table:cell-range-address="Sheet1.A1:Sheet1.B23" chart:data-source-has-labels="both" svg:x="0.531cm" svg:y="0.238cm" svg:width="25.537cm" svg:height="11.458cm">
          <chart:axis chart:dimension="x" chart:name="primary-x" chart:style-name="ch3">
            <chart:categories table:cell-range-address="Sheet1.A1:Sheet1.B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3" chart:label-cell-address="Sheet1.A1:Sheet1.B1" chart:class="chart:scatter">
            <chart:domain table:cell-range-address="Sheet1.A2:Sheet1.A23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A1:Sheet1.B1">Angle (rad) Zenith or Slope</text:p>
              </table:table-cell>
            </table:table-row>
          </table:table-header-rows>
          <table:table-rows>
            <table:table-row>
              <table:table-cell office:value-type="string">
                <text:p text:id="Sheet1.A1:Sheet1.B1">Angle (rad)</text:p>
              </table:table-cell>
              <table:table-cell office:value-type="float" office:value="0">
                <text:p text:id="Sheet1.A2:Sheet1.A23">0</text:p>
              </table:table-cell>
              <table:table-cell office:value-type="float" office:value="9">
                <text:p text:id="Sheet1.B2:Sheet1.B23">9</text:p>
              </table:table-cell>
            </table:table-row>
            <table:table-row>
              <table:table-cell office:value-type="string">
                <text:p>Zenith or Slope</text:p>
              </table:table-cell>
              <table:table-cell office:value-type="float" office:value="0.707">
                <text:p>0.7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0.707">
                <text:p>0.7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.59">
                <text:p>1.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/>
              <table:table-cell office:value-type="float" office:value="1.59">
                <text:p>1.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2.35">
                <text:p>2.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2.35">
                <text:p>2.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3.01">
                <text:p>3.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3.01">
                <text:p>3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3.59">
                <text:p>3.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3.59">
                <text:p>3.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4.2">
                <text:p>4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4.2">
                <text:p>4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.73">
                <text:p>4.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4.73">
                <text:p>4.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5.42">
                <text:p>5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5.42">
                <text:p>5.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5.96">
                <text:p>5.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5.96">
                <text:p>5.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6.1">
                <text:p>6.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6.1">
                <text:p>6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6.28">
                <text:p>6.2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0$Unix OpenOffice.org_project/Patch 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